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text-properties officeooo:rsid="000003fd" officeooo:paragraph-rsid="000003fd"/>
    </style:style>
    <style:style style:name="P2" style:family="paragraph" style:parent-style-name="Preformatted_20_Text">
      <style:paragraph-properties fo:margin-top="0cm" fo:margin-bottom="0.499cm" loext:contextual-spacing="false"/>
    </style:style>
    <style:style style:name="P3" style:family="paragraph" style:parent-style-name="Text_20_body" style:list-style-name="L1"/>
    <style:style style:name="P4" style:family="paragraph" style:parent-style-name="Text_20_body" style:list-style-name="L3"/>
    <style:style style:name="P5" style:family="paragraph" style:parent-style-name="Text_20_body">
      <style:paragraph-properties fo:margin-top="0cm" fo:margin-bottom="0.499cm" loext:contextual-spacing="false"/>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Create Safe user</text:h>
      <text:p text:style-name="Text_20_body">Create the user with a folder in <text:span text:style-name="Source_20_Text">/home/safeuser/</text:span>: </text:p>
      <text:p text:style-name="P2"><text:span text:style-name="Source_20_Text">useradd -s /bin/bash -m -d /home/safeuser -c "safe user" safeuser</text:span></text:p>
      <text:list xml:id="list147934100" text:style-name="L3">
        <text:list-item>
          <text:p text:style-name="P4">Create a password for <text:span text:style-name="Source_20_Text">safeuser</text:span> - you will be asked to type it twice after you enter the following command: </text:p>
        </text:list-item>
      </text:list>
      <text:p text:style-name="P2"><text:span text:style-name="Source_20_Text">passwd safeuser</text:span></text:p>
      <text:p text:style-name="P5"><text:span text:style-name="Source_20_Text">Give the safe user permission to use root level commands: </text:span></text:p>
      <text:p text:style-name="P2"><text:span text:style-name="Source_20_Text">usermod -aG sudo username</text:span></text:p>
      <text:p text:style-name="P2"><text:span text:style-name="Source_20_Text"/></text:p>
      <text:h text:style-name="Heading_20_2" text:outline-level="2"><text:bookmark text:name="give-safe-user-permission-to-use-port-80"/>Give Safe User Permission To Use Port 80</text:h>
      <text:p text:style-name="Text_20_body">Remember, we do NOT want to run your applications as the root user, but there is a hitch: <text:span text:style-name="Strong_20_Emphasis">your safe user does not have permission to use the default HTTP port (80)</text:span>. You goal is to be able to publish a website that visitors can use by navigating to an easy to use URL like <text:a xlink:type="simple" xlink:href="http://mysite.com/" text:style-name="Internet_20_link" text:visited-style-name="Visited_20_Internet_20_Link">http://mysite.com</text:a>.</text:p>
      <text:p text:style-name="Text_20_body">Unfortunately, unless you sign on as root, you’ll normally have to use a URL like <text:a xlink:type="simple" xlink:href="http://mysite.com:3000/" text:style-name="Internet_20_link" text:visited-style-name="Visited_20_Internet_20_Link">http://mysite.com:3000</text:a> - notice the port number.</text:p>
      <text:p text:style-name="Text_20_body">A lot of people get stuck here, but the solution is easy. There a few options but this is the one I like. Type the following commands:</text:p>
      <text:p text:style-name="Preformatted_20_Text"><text:span text:style-name="Source_20_Text">sudo apt-get install libcap2-bin</text:span></text:p>
      <text:p text:style-name="P2"><text:span text:style-name="Source_20_Text">sudo setcap cap_net_bind_service=+ep /usr/local/bin/node</text:span></text:p>
      <text:h text:style-name="Heading_20_2" text:outline-level="2"><text:bookmark text:name="use-npm-to-install-a-package-called-pm2"/>Use NPM To Install A Package Called PM2.</text:h>
      <text:p text:style-name="Text_20_body">NPM is a package manager that you will use to install frameworks and libraries to use with your Node.js applications. NPM was installed with Node.js. PM2 is a sweet little tool that is going to solve two problems for you:</text:p>
      <text:list xml:id="list128711442" text:style-name="L1">
        <text:list-item>
          <text:p text:style-name="P3"><text:span text:style-name="Strong_20_Emphasis">It is going to keep your site up by restarting the application if it crashes.</text:span> These crashes should NOT happen, but it is good know that PM2 has your back. (Some people may be aware of Forever.js, another tool that is used to keep node based sites running - I think you will find that PM2 has a lot to offer.)</text:p>
        </text:list-item>
        <text:list-item>
          <text:p text:style-name="P3"><text:span text:style-name="Strong_20_Emphasis">It is going to help you by restarting your node application as a service every time you restart the server.</text:span> Some of use know of other ways to do this, but pm2 makes it easier, and it has some added flexibility.</text:p>
        </text:list-item>
      </text:list>
      <text:p text:style-name="Text_20_body">Install PM2 by typing thr following at the command line:</text:p>
      <text:p text:style-name="P2"><text:span text:style-name="Source_20_Text">sudo npm install pm2 -g</text:span></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7-12T16:47:52.618869829</meta:creation-date>
    <dc:date>2021-07-12T16:56:06.534698995</dc:date>
    <meta:editing-duration>PT8M16S</meta:editing-duration>
    <meta:editing-cycles>2</meta:editing-cycles>
    <meta:generator>LibreOffice/6.4.7.2$Linux_X86_64 LibreOffice_project/40$Build-2</meta:generator>
    <meta:document-statistic meta:table-count="0" meta:image-count="0" meta:object-count="0" meta:page-count="1" meta:paragraph-count="19" meta:word-count="345" meta:character-count="1881" meta:non-whitespace-character-count="1555"/>
  </office:meta>
</office:document-meta>
</file>